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officeooo:paragraph-rsid="003956be" style:font-size-asian="14pt" style:font-size-complex="14pt"/>
    </style:style>
    <style:style style:name="P4" style:family="paragraph" style:parent-style-name="UrbanTitle">
      <style:text-properties style:font-name="Arial" fo:font-size="14pt" officeooo:rsid="003d6b74" officeooo:paragraph-rsid="003af25f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3953a1" style:font-size-asian="10.5pt" style:font-size-complex="10.5pt"/>
    </style:style>
    <style:style style:name="P7" style:family="paragraph" style:parent-style-name="UrbanBody">
      <style:text-properties style:font-name="Arial" fo:font-size="10.5pt" officeooo:rsid="00356754" officeooo:paragraph-rsid="003953a1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30e49d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31d8c8" style:font-size-asian="9pt" style:font-weight-asian="normal" style:font-size-complex="9pt" style:font-weight-complex="normal"/>
    </style:style>
    <style:style style:name="P15" style:family="paragraph" style:parent-style-name="UrbanBody">
      <style:text-properties fo:color="#ce181e" style:font-name="Arial" fo:font-size="10.5pt" officeooo:rsid="002ab52c" officeooo:paragraph-rsid="0030e49d" fo:background-color="#fff200" style:font-size-asian="10.5pt" style:font-size-complex="10.5pt"/>
    </style:style>
    <style:style style:name="P16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e49d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953a1" style:font-size-asian="10.5pt" style:font-size-complex="10.5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953a1" style:font-size-asian="10.5pt" style:font-size-complex="10.5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953a1" style:font-size-asian="10.5pt" style:font-size-complex="10.5pt"/>
    </style:style>
    <style:style style:name="P20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b4141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953a1" style:font-size-asian="10.5pt" style:font-size-complex="10.5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953a1" style:font-size-asian="10.5pt" style:font-size-complex="10.5pt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953a1" style:font-size-asian="10.5pt" style:font-size-complex="10.5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61da0"/>
    </style:style>
    <style:style style:name="T7" style:family="text">
      <style:text-properties fo:color="#ce181e" officeooo:rsid="002ab52c" fo:background-color="#fff200" loext:char-shading-value="0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356754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4"><text:span text:style-name="T11">do text</text:span></text:p><text:p text:style-name="P24"><text:span text:style-name="T1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9">DGO4 - Direction générale opérationnelle </text:p><text:p text:style-name="P9">Aménagement du Territoire, Logement, Patrimoine et Énergie</text:p><text:p text:style-name="P9"><text:span text:style-name="T7">NOM</text:span> - Fonctionnaire Délégué</text:p><text:p text:style-name="P15">ADRESSE</text:p><text:p text:style-name="P15"/><text:p text:style-name="P16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ransmis<text:span text:style-name="T6">sion</text:span> <text:span text:style-name="T10">des pièces pour recours</text:span></text:p>
      <text:p text:style-name="P4">sur une décision de permis unique</text:p>
      <text:p text:style-name="P2"/>
      <text:p text:style-name="P13"/>
      <text:p text:style-name="P14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20"><text:span text:style-name="T5"><office:annotation><dc:creator>Gauthier Bastien</dc:creator><dc:date>2011-01-13T14:56:41</dc:date><text:p text:style-name="P24"><text:span text:style-name="T11">do text</text:span></text:p><text:p text:style-name="P24"><text:span text:style-name="T11">from document(at=reference, format='odt')</text:span></text:p></office:annotation></text:span><text:span text:style-name="T5">Import depuis reference.odt</text:span></text:p>
      <text:p text:style-name="P11"/>
      <text:p text:style-name="P5"><office:annotation><dc:creator>Gauthier Bastien</dc:creator><dc:date>2011-02-16T16:12:24</dc:date><text:p text:style-name="P24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4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6"><text:span text:style-name="T9">Monsieur le Fonctionnaire Délégué</text:span>,</text:p>
      <text:p text:style-name="P6"/>
      <text:p text:style-name="P7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7"/>
      <text:list xml:id="list839295108" text:style-name="L1">
        <text:list-item>
          <text:p text:style-name="P21">l’affiche annonçant l’enquête publique ;</text:p>
        </text:list-item>
        <text:list-item>
          <text:p text:style-name="P22">le certificat d’affichage de l’enquête publique ;</text:p>
        </text:list-item>
        <text:list-item>
          <text:p text:style-name="P22">le procès-verbal de clôture de l'enquête publique ;</text:p>
        </text:list-item>
        <text:list-item>
          <text:p text:style-name="P22">une copie des réclamations ;</text:p>
        </text:list-item>
        <text:list-item>
          <text:p text:style-name="P22">la synthèse des objections et observations écrites et orales formulées au cours de l’enquête ;</text:p>
        </text:list-item>
        <text:list-item>
          <text:p text:style-name="P22">l’avis formulé par le Collège au terme de l’enquête ;</text:p>
        </text:list-item>
        <text:list-item>
          <text:p text:style-name="P22">une copie de la décision querellée ;</text:p>
        </text:list-item>
        <text:list-item>
          <text:p text:style-name="P22">le certificat d'affichage de la décision et copie de l'affiche ;</text:p>
        </text:list-item>
        <text:list-item>
          <text:p text:style-name="P23">les recommandés datés de la notification de la décision aux Fonctionnaires technique et délégué, ainsi qu’au demandeur.</text:p>
        </text:list-item>
      </text:list>
      <text:p text:style-name="P17"/>
      <text:p text:style-name="P18">Dans un courrier ultérieur, vous recevrez le certificat d’affichage du présent recours.</text:p>
      <text:p text:style-name="P19">Veuillez agréer, Monsieur, l’expression de ma meilleure considération.</text:p>
      <text:p text:style-name="P8"/>
      <text:p text:style-name="P8"><office:annotation><dc:creator>Gauthier Bastien</dc:creator><dc:date>2011-01-13T14:56:41</dc:date><text:p text:style-name="P24"><text:span text:style-name="T11">do text</text:span></text:p><text:p text:style-name="P24"><text:span text:style-name="T11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14T11:19:46.455395148</dc:date>
    <dc:language>fr-FR</dc:language>
    <meta:editing-cycles>117</meta:editing-cycles>
    <meta:editing-duration>P1DT9H20M53S</meta:editing-duration>
    <dc:creator>bleybaert</dc:creator>
    <meta:document-statistic meta:table-count="0" meta:image-count="0" meta:object-count="0" meta:page-count="1" meta:paragraph-count="29" meta:word-count="232" meta:character-count="1672" meta:non-whitespace-character-count="1501"/>
    <meta:user-defined meta:name="Info 1"/>
    <meta:user-defined meta:name="Info 2"/>
    <meta:user-defined meta:name="Info 3"/>
    <meta:user-defined meta:name="Info 4"/>
  </office:meta>
</office:document-meta>
</file>